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officeooo:rsid="0558df1e" style:font-style-asian="normal" style:font-style-complex="normal"/>
    </style:style>
    <style:style style:name="T177" style:family="text">
      <style:text-properties style:text-position="super 58%" officeooo:rsid="055aa59f"/>
    </style:style>
    <style:style style:name="T178" style:family="text">
      <style:text-properties style:text-position="super 58%" officeooo:rsid="055ca199"/>
    </style:style>
    <style:style style:name="T179" style:family="text">
      <style:text-properties style:text-position="super 58%" officeooo:rsid="055ffa69"/>
    </style:style>
    <style:style style:name="T180" style:family="text">
      <style:text-properties style:text-position="super 58%" fo:font-style="italic" officeooo:rsid="05617c96" style:font-style-asian="italic" style:font-style-complex="italic"/>
    </style:style>
    <style:style style:name="T181" style:family="text">
      <style:text-properties style:text-position="super 58%" fo:font-style="italic" officeooo:rsid="05684967" style:font-style-asian="italic" style:font-style-complex="italic"/>
    </style:style>
    <style:style style:name="T182" style:family="text">
      <style:text-properties style:text-position="super 58%" officeooo:rsid="05617c96"/>
    </style:style>
    <style:style style:name="T183" style:family="text">
      <style:text-properties style:text-position="super 58%" officeooo:rsid="05645bf9"/>
    </style:style>
    <style:style style:name="T184" style:family="text">
      <style:text-properties style:text-position="super 58%" officeooo:rsid="0566db2b"/>
    </style:style>
    <style:style style:name="T185" style:family="text">
      <style:text-properties officeooo:rsid="04c9a509"/>
    </style:style>
    <style:style style:name="T186" style:family="text">
      <style:text-properties officeooo:rsid="04cb73aa"/>
    </style:style>
    <style:style style:name="T187" style:family="text">
      <style:text-properties officeooo:rsid="04cc9b85"/>
    </style:style>
    <style:style style:name="T188" style:family="text">
      <style:text-properties fo:font-style="italic" style:font-style-asian="italic" style:font-style-complex="italic"/>
    </style:style>
    <style:style style:name="T189" style:family="text">
      <style:text-properties fo:font-style="italic" officeooo:rsid="04cc9b85" style:font-style-asian="italic" style:font-style-complex="italic"/>
    </style:style>
    <style:style style:name="T190" style:family="text">
      <style:text-properties fo:font-style="italic" officeooo:rsid="04d6364a" style:font-style-asian="italic" style:font-style-complex="italic"/>
    </style:style>
    <style:style style:name="T191" style:family="text">
      <style:text-properties fo:font-style="italic" officeooo:rsid="051289a9" style:font-style-asian="italic" style:font-style-complex="italic"/>
    </style:style>
    <style:style style:name="T192" style:family="text">
      <style:text-properties fo:font-style="italic" officeooo:rsid="0519cb47" style:font-style-asian="italic" style:font-style-complex="italic"/>
    </style:style>
    <style:style style:name="T193" style:family="text">
      <style:text-properties fo:font-style="italic" officeooo:rsid="05229e0e" style:font-style-asian="italic" style:font-style-complex="italic"/>
    </style:style>
    <style:style style:name="T194" style:family="text">
      <style:text-properties fo:font-style="italic" officeooo:rsid="0549a8fd" style:font-style-asian="italic" style:font-style-complex="italic"/>
    </style:style>
    <style:style style:name="T195" style:family="text">
      <style:text-properties fo:font-style="italic" officeooo:rsid="054e1932" style:font-style-asian="italic" style:font-style-complex="italic"/>
    </style:style>
    <style:style style:name="T196" style:family="text">
      <style:text-properties fo:font-style="italic" officeooo:rsid="05617c96" style:font-style-asian="italic" style:font-style-complex="italic"/>
    </style:style>
    <style:style style:name="T197" style:family="text">
      <style:text-properties fo:font-style="italic" officeooo:rsid="05684967" style:font-style-asian="italic" style:font-style-complex="italic"/>
    </style:style>
    <style:style style:name="T198" style:family="text">
      <style:text-properties fo:font-style="italic" officeooo:rsid="05685321" style:font-style-asian="italic" style:font-style-complex="italic"/>
    </style:style>
    <style:style style:name="T199" style:family="text">
      <style:text-properties fo:font-style="italic" officeooo:rsid="05645bf9" style:font-style-asian="italic" style:font-style-complex="italic"/>
    </style:style>
    <style:style style:name="T200" style:family="text">
      <style:text-properties officeooo:rsid="04ccaae3"/>
    </style:style>
    <style:style style:name="T201" style:family="text">
      <style:text-properties officeooo:rsid="04d08112"/>
    </style:style>
    <style:style style:name="T202" style:family="text">
      <style:text-properties officeooo:rsid="04d1d0fa"/>
    </style:style>
    <style:style style:name="T203" style:family="text">
      <style:text-properties officeooo:rsid="04d24b16"/>
    </style:style>
    <style:style style:name="T204" style:family="text">
      <style:text-properties officeooo:rsid="04d350a3"/>
    </style:style>
    <style:style style:name="T205" style:family="text">
      <style:text-properties officeooo:rsid="04d35594"/>
    </style:style>
    <style:style style:name="T206" style:family="text">
      <style:text-properties officeooo:rsid="04d519be"/>
    </style:style>
    <style:style style:name="T207" style:family="text">
      <style:text-properties officeooo:rsid="04d6364a"/>
    </style:style>
    <style:style style:name="T208" style:family="text">
      <style:text-properties officeooo:rsid="04d65fd6"/>
    </style:style>
    <style:style style:name="T209" style:family="text">
      <style:text-properties officeooo:rsid="04d76090"/>
    </style:style>
    <style:style style:name="T210" style:family="text">
      <style:text-properties officeooo:rsid="04d8ec49"/>
    </style:style>
    <style:style style:name="T211" style:family="text">
      <style:text-properties officeooo:rsid="04dce8bb"/>
    </style:style>
    <style:style style:name="T212" style:family="text">
      <style:text-properties officeooo:rsid="04de9114"/>
    </style:style>
    <style:style style:name="T213" style:family="text">
      <style:text-properties officeooo:rsid="04e080ba"/>
    </style:style>
    <style:style style:name="T214" style:family="text">
      <style:text-properties officeooo:rsid="04e26415"/>
    </style:style>
    <style:style style:name="T215" style:family="text">
      <style:text-properties officeooo:rsid="04e36a6e"/>
    </style:style>
    <style:style style:name="T216" style:family="text">
      <style:text-properties officeooo:rsid="04e37368"/>
    </style:style>
    <style:style style:name="T217" style:family="text">
      <style:text-properties officeooo:rsid="04e42183"/>
    </style:style>
    <style:style style:name="T218" style:family="text">
      <style:text-properties officeooo:rsid="04e5e18f"/>
    </style:style>
    <style:style style:name="T219" style:family="text">
      <style:text-properties officeooo:rsid="04e65d55"/>
    </style:style>
    <style:style style:name="T220" style:family="text">
      <style:text-properties officeooo:rsid="04e81550"/>
    </style:style>
    <style:style style:name="T221" style:family="text">
      <style:text-properties officeooo:rsid="04e8e33c"/>
    </style:style>
    <style:style style:name="T222" style:family="text">
      <style:text-properties officeooo:rsid="04eaabfe"/>
    </style:style>
    <style:style style:name="T223" style:family="text">
      <style:text-properties officeooo:rsid="04ee4d17"/>
    </style:style>
    <style:style style:name="T224" style:family="text">
      <style:text-properties officeooo:rsid="04f008bb"/>
    </style:style>
    <style:style style:name="T225" style:family="text">
      <style:text-properties officeooo:rsid="04f1f546"/>
    </style:style>
    <style:style style:name="T226" style:family="text">
      <style:text-properties officeooo:rsid="04f2cff0"/>
    </style:style>
    <style:style style:name="T227" style:family="text">
      <style:text-properties officeooo:rsid="04f37ca3"/>
    </style:style>
    <style:style style:name="T228" style:family="text">
      <style:text-properties officeooo:rsid="04f4995d"/>
    </style:style>
    <style:style style:name="T229" style:family="text">
      <style:text-properties officeooo:rsid="04f64dc9"/>
    </style:style>
    <style:style style:name="T230" style:family="text">
      <style:text-properties officeooo:rsid="04f65001"/>
    </style:style>
    <style:style style:name="T231" style:family="text">
      <style:text-properties officeooo:rsid="04f89738"/>
    </style:style>
    <style:style style:name="T232" style:family="text">
      <style:text-properties officeooo:rsid="04fa57ac"/>
    </style:style>
    <style:style style:name="T233" style:family="text">
      <style:text-properties officeooo:rsid="04fadb56"/>
    </style:style>
    <style:style style:name="T234" style:family="text">
      <style:text-properties officeooo:rsid="04fd7647"/>
    </style:style>
    <style:style style:name="T235" style:family="text">
      <style:text-properties officeooo:rsid="04fdb251"/>
    </style:style>
    <style:style style:name="T236" style:family="text">
      <style:text-properties officeooo:rsid="04fe869c"/>
    </style:style>
    <style:style style:name="T237" style:family="text">
      <style:text-properties officeooo:rsid="04ff42ea"/>
    </style:style>
    <style:style style:name="T238" style:family="text">
      <style:text-properties officeooo:rsid="05009339"/>
    </style:style>
    <style:style style:name="T239" style:family="text">
      <style:text-properties officeooo:rsid="050242c7"/>
    </style:style>
    <style:style style:name="T240" style:family="text">
      <style:text-properties officeooo:rsid="0502e96b"/>
    </style:style>
    <style:style style:name="T241" style:family="text">
      <style:text-properties officeooo:rsid="050530cf"/>
    </style:style>
    <style:style style:name="T242" style:family="text">
      <style:text-properties officeooo:rsid="050706db"/>
    </style:style>
    <style:style style:name="T243" style:family="text">
      <style:text-properties officeooo:rsid="050751ad"/>
    </style:style>
    <style:style style:name="T244" style:family="text">
      <style:text-properties officeooo:rsid="05087c45"/>
    </style:style>
    <style:style style:name="T245" style:family="text">
      <style:text-properties officeooo:rsid="05088c5a"/>
    </style:style>
    <style:style style:name="T246" style:family="text">
      <style:text-properties officeooo:rsid="0508ca5b"/>
    </style:style>
    <style:style style:name="T247" style:family="text">
      <style:text-properties officeooo:rsid="050a07f5"/>
    </style:style>
    <style:style style:name="T248" style:family="text">
      <style:text-properties officeooo:rsid="050b412e"/>
    </style:style>
    <style:style style:name="T249" style:family="text">
      <style:text-properties officeooo:rsid="050bd500"/>
    </style:style>
    <style:style style:name="T250" style:family="text">
      <style:text-properties officeooo:rsid="050c1712"/>
    </style:style>
    <style:style style:name="T251" style:family="text">
      <style:text-properties officeooo:rsid="050da858"/>
    </style:style>
    <style:style style:name="T252" style:family="text">
      <style:text-properties style:text-position="0% 100%"/>
    </style:style>
    <style:style style:name="T253" style:family="text">
      <style:text-properties officeooo:rsid="050dacf6"/>
    </style:style>
    <style:style style:name="T254" style:family="text">
      <style:text-properties officeooo:rsid="050eed33"/>
    </style:style>
    <style:style style:name="T255" style:family="text">
      <style:text-properties officeooo:rsid="05101ef6"/>
    </style:style>
    <style:style style:name="T256" style:family="text">
      <style:text-properties officeooo:rsid="0511a2f9"/>
    </style:style>
    <style:style style:name="T257" style:family="text">
      <style:text-properties officeooo:rsid="051289a9"/>
    </style:style>
    <style:style style:name="T258" style:family="text">
      <style:text-properties officeooo:rsid="05137a33"/>
    </style:style>
    <style:style style:name="T259" style:family="text">
      <style:text-properties officeooo:rsid="05148638"/>
    </style:style>
    <style:style style:name="T260" style:family="text">
      <style:text-properties officeooo:rsid="05155d7b"/>
    </style:style>
    <style:style style:name="T261" style:family="text">
      <style:text-properties officeooo:rsid="0515f1a5"/>
    </style:style>
    <style:style style:name="T262" style:family="text">
      <style:text-properties officeooo:rsid="0516ca94"/>
    </style:style>
    <style:style style:name="T263" style:family="text">
      <style:text-properties officeooo:rsid="0518c2de"/>
    </style:style>
    <style:style style:name="T264" style:family="text">
      <style:text-properties officeooo:rsid="0519cb47"/>
    </style:style>
    <style:style style:name="T265" style:family="text">
      <style:text-properties officeooo:rsid="051a46c9"/>
    </style:style>
    <style:style style:name="T266" style:family="text">
      <style:text-properties officeooo:rsid="051bc855"/>
    </style:style>
    <style:style style:name="T267" style:family="text">
      <style:text-properties officeooo:rsid="051d1650"/>
    </style:style>
    <style:style style:name="T268" style:family="text">
      <style:text-properties officeooo:rsid="051eb624"/>
    </style:style>
    <style:style style:name="T269" style:family="text">
      <style:text-properties officeooo:rsid="051f52d5"/>
    </style:style>
    <style:style style:name="T270" style:family="text">
      <style:text-properties officeooo:rsid="051fc975"/>
    </style:style>
    <style:style style:name="T271" style:family="text">
      <style:text-properties officeooo:rsid="0521106d"/>
    </style:style>
    <style:style style:name="T272" style:family="text">
      <style:text-properties officeooo:rsid="05229e0e"/>
    </style:style>
    <style:style style:name="T273" style:family="text">
      <style:text-properties officeooo:rsid="0522f3e1"/>
    </style:style>
    <style:style style:name="T274" style:family="text">
      <style:text-properties officeooo:rsid="05230605"/>
    </style:style>
    <style:style style:name="T275" style:family="text">
      <style:text-properties officeooo:rsid="0524c0c4"/>
    </style:style>
    <style:style style:name="T276" style:family="text">
      <style:text-properties officeooo:rsid="0524dfd1"/>
    </style:style>
    <style:style style:name="T277" style:family="text">
      <style:text-properties officeooo:rsid="0525fbf9"/>
    </style:style>
    <style:style style:name="T278" style:family="text">
      <style:text-properties officeooo:rsid="05274e96"/>
    </style:style>
    <style:style style:name="T279" style:family="text">
      <style:text-properties officeooo:rsid="05284e62"/>
    </style:style>
    <style:style style:name="T280" style:family="text">
      <style:text-properties officeooo:rsid="05298822"/>
    </style:style>
    <style:style style:name="T281" style:family="text">
      <style:text-properties officeooo:rsid="052ac245"/>
    </style:style>
    <style:style style:name="T282" style:family="text">
      <style:text-properties officeooo:rsid="052bd68a"/>
    </style:style>
    <style:style style:name="T283" style:family="text">
      <style:text-properties officeooo:rsid="052c322f"/>
    </style:style>
    <style:style style:name="T284" style:family="text">
      <style:text-properties officeooo:rsid="052eaa47"/>
    </style:style>
    <style:style style:name="T285" style:family="text">
      <style:text-properties officeooo:rsid="052fe6fd"/>
    </style:style>
    <style:style style:name="T286" style:family="text">
      <style:text-properties officeooo:rsid="0530538a"/>
    </style:style>
    <style:style style:name="T287" style:family="text">
      <style:text-properties officeooo:rsid="05330462"/>
    </style:style>
    <style:style style:name="T288" style:family="text">
      <style:text-properties officeooo:rsid="0533730e"/>
    </style:style>
    <style:style style:name="T289" style:family="text">
      <style:text-properties officeooo:rsid="0534b314"/>
    </style:style>
    <style:style style:name="T290" style:family="text">
      <style:text-properties officeooo:rsid="0535b9a3"/>
    </style:style>
    <style:style style:name="T291" style:family="text">
      <style:text-properties officeooo:rsid="0535e26c"/>
    </style:style>
    <style:style style:name="T292" style:family="text">
      <style:text-properties officeooo:rsid="0535f825"/>
    </style:style>
    <style:style style:name="T293" style:family="text">
      <style:text-properties officeooo:rsid="0537a320"/>
    </style:style>
    <style:style style:name="T294" style:family="text">
      <style:text-properties officeooo:rsid="05386fb7"/>
    </style:style>
    <style:style style:name="T295" style:family="text">
      <style:text-properties officeooo:rsid="053b2e36"/>
    </style:style>
    <style:style style:name="T296" style:family="text">
      <style:text-properties officeooo:rsid="053c6eaf"/>
    </style:style>
    <style:style style:name="T297" style:family="text">
      <style:text-properties officeooo:rsid="053e12d5"/>
    </style:style>
    <style:style style:name="T298" style:family="text">
      <style:text-properties officeooo:rsid="053f2c07"/>
    </style:style>
    <style:style style:name="T299" style:family="text">
      <style:text-properties officeooo:rsid="05409765"/>
    </style:style>
    <style:style style:name="T300" style:family="text">
      <style:text-properties officeooo:rsid="0540a7d1"/>
    </style:style>
    <style:style style:name="T301" style:family="text">
      <style:text-properties officeooo:rsid="05426ac2"/>
    </style:style>
    <style:style style:name="T302" style:family="text">
      <style:text-properties officeooo:rsid="054284de"/>
    </style:style>
    <style:style style:name="T303" style:family="text">
      <style:text-properties officeooo:rsid="05437482"/>
    </style:style>
    <style:style style:name="T304" style:family="text">
      <style:text-properties officeooo:rsid="0543ecd1"/>
    </style:style>
    <style:style style:name="T305" style:family="text">
      <style:text-properties officeooo:rsid="05450bf8"/>
    </style:style>
    <style:style style:name="T306" style:family="text">
      <style:text-properties officeooo:rsid="0545d995"/>
    </style:style>
    <style:style style:name="T307" style:family="text">
      <style:text-properties officeooo:rsid="05469cdc"/>
    </style:style>
    <style:style style:name="T308" style:family="text">
      <style:text-properties officeooo:rsid="0547523b"/>
    </style:style>
    <style:style style:name="T309" style:family="text">
      <style:text-properties officeooo:rsid="05486055"/>
    </style:style>
    <style:style style:name="T310" style:family="text">
      <style:text-properties officeooo:rsid="05486369"/>
    </style:style>
    <style:style style:name="T311" style:family="text">
      <style:text-properties officeooo:rsid="0549a8fd"/>
    </style:style>
    <style:style style:name="T312" style:family="text">
      <style:text-properties officeooo:rsid="054a1e8f"/>
    </style:style>
    <style:style style:name="T313" style:family="text">
      <style:text-properties officeooo:rsid="054ad7da"/>
    </style:style>
    <style:style style:name="T314" style:family="text">
      <style:text-properties officeooo:rsid="054c2074"/>
    </style:style>
    <style:style style:name="T315" style:family="text">
      <style:text-properties officeooo:rsid="054e1932"/>
    </style:style>
    <style:style style:name="T316" style:family="text">
      <style:text-properties officeooo:rsid="054f3cef"/>
    </style:style>
    <style:style style:name="T317" style:family="text">
      <style:text-properties officeooo:rsid="05513a5b"/>
    </style:style>
    <style:style style:name="T318" style:family="text">
      <style:text-properties officeooo:rsid="0551f403"/>
    </style:style>
    <style:style style:name="T319" style:family="text">
      <style:text-properties officeooo:rsid="0552ff32"/>
    </style:style>
    <style:style style:name="T320" style:family="text">
      <style:text-properties officeooo:rsid="0553dcb2"/>
    </style:style>
    <style:style style:name="T321" style:family="text">
      <style:text-properties officeooo:rsid="0555a5de"/>
    </style:style>
    <style:style style:name="T322" style:family="text">
      <style:text-properties officeooo:rsid="0557016a"/>
    </style:style>
    <style:style style:name="T323" style:family="text">
      <style:text-properties officeooo:rsid="05582fb1"/>
    </style:style>
    <style:style style:name="T324" style:family="text">
      <style:text-properties officeooo:rsid="0558df1e"/>
    </style:style>
    <style:style style:name="T325" style:family="text">
      <style:text-properties officeooo:rsid="055aa59f"/>
    </style:style>
    <style:style style:name="T326" style:family="text">
      <style:text-properties officeooo:rsid="055ca199"/>
    </style:style>
    <style:style style:name="T327" style:family="text">
      <style:text-properties officeooo:rsid="055cb01d"/>
    </style:style>
    <style:style style:name="T328" style:family="text">
      <style:text-properties officeooo:rsid="055e636b"/>
    </style:style>
    <style:style style:name="T329" style:family="text">
      <style:text-properties officeooo:rsid="055f0ea8"/>
    </style:style>
    <style:style style:name="T330" style:family="text">
      <style:text-properties officeooo:rsid="055ffa69"/>
    </style:style>
    <style:style style:name="T331" style:family="text">
      <style:text-properties officeooo:rsid="05617c96"/>
    </style:style>
    <style:style style:name="T332" style:family="text">
      <style:text-properties officeooo:rsid="05642096"/>
    </style:style>
    <style:style style:name="T333" style:family="text">
      <style:text-properties officeooo:rsid="05645bf9"/>
    </style:style>
    <style:style style:name="T334" style:family="text">
      <style:text-properties officeooo:rsid="0565d738"/>
    </style:style>
    <style:style style:name="T335" style:family="text">
      <style:text-properties officeooo:rsid="0566db2b"/>
    </style:style>
    <style:style style:name="T336" style:family="text">
      <style:text-properties officeooo:rsid="05684967"/>
    </style:style>
    <style:style style:name="T337" style:family="text">
      <style:text-properties officeooo:rsid="0568532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45">I guess you might’ve seen it coming.</text:p>
      <text:p text:style-name="P45">I’m selling my house to rafael. He </text:p>
      <text:p text:style-name="P45">says rent will stay the same.</text:p>
      <text:p text:style-name="P45">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185">I stood around Org, found nothing to do, took a long nap, woke up confused.</text:span><text:span text:style-name="T97">453</text:span><text:span text:style-name="T185"> </text:span><text:span text:style-name="T186">I drank coffee, finished some quests on Axo, hitting 13, set my hearth to the Sepulcher, loitered on other </text:span><text:span text:style-name="T261">toons</text:span><text:span text:style-name="T186">, talked to Hannah a couple times.</text:span><text:span text:style-name="T98">709</text:span></text:p>
      <text:p text:style-name="P27"><text:span text:style-name="T186"><text:s text:c="3"/></text:span><text:span text:style-name="T187">I drove down to Downing, waited for Hannah to arrive, put two pizzas in the oven and ate while watching </text:span><text:span text:style-name="T189">Kiki’s Delivery Service</text:span><text:span text:style-name="T187">,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200"> ran ST with Voyagers, BRD with Temple, turned in quests in Stonard, Kargath, Hinterlands,</text:span><text:span text:style-name="T99">404</text:span><text:span text:style-name="T200"> </text:span><text:span text:style-name="T201">edited, printed, pasted pages 4-7,</text:span><text:span text:style-name="T100">427</text:span><text:span text:style-name="T201"> </text:span><text:span text:style-name="T202">took a bath, flossed, talked to Hannah, brushed my teeth, leveled axes in Azshara.</text:span><text:span text:style-name="T101">535</text:span><text:span text:style-name="T202"> </text:span></text:p>
      <text:p text:style-name="P28"><text:s text:c="3"/><text:span text:style-name="T203">Hannah picked me up; we rode to South Slope, Well Played, and entered an Uno tournament, which was very fun, drinking a latte and eating a vegan egg </text:span><text:soft-page-break/><text:span text:style-name="T203">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57"><text:s text:c="3"/><text:span text:style-name="T204">I ran Scholo, </text:span><text:span text:style-name="T205">winning T0 helm</text:span><text:span text:style-name="T204">, DMT, </text:span><text:span text:style-name="T205">winning a 2H sword</text:span><text:span text:style-name="T204">, joined another Scholo group which fell apart, ran another DMT, </text:span><text:span text:style-name="T205">hitting 59,</text:span><text:span text:style-name="T102">543</text:span><text:span text:style-name="T204"> </text:span><text:span text:style-name="T206">took a bath, laid in bed, looked at my phone,</text:span><text:span text:style-name="T103">621</text:span><text:span text:style-name="T207"> got dressed.</text:span></text:p>
      <text:p text:style-name="P57"><text:span text:style-name="T207"><text:s text:c="3"/>Hannah picked me up and drove us briefly down to Downing, </text:span><text:span text:style-name="T275">then</text:span><text:span text:style-name="T207"> Character Study, had the second ever Rejection </text:span><text:span text:style-name="T275">C</text:span><text:span text:style-name="T207">lub, where I read a bit of </text:span><text:span text:style-name="T190">On Quality</text:span><text:span text:style-name="T207"> and floated above people socializing. I drove us back down to Downing, and apparently we had a fight because Hannah </text:span><text:span text:style-name="T275">felt</text:span><text:span text:style-name="T207"> guilty about being social, and I got </text:span><text:span text:style-name="T275">a little </text:span><text:span text:style-name="T207">tired of reassuring her she was not a narcissist. </text:span></text:p>
      <text:p text:style-name="P29"><text:s text:c="3"/><text:span text:style-name="T207">We laid in bed while she cried, eventually slept.</text:span></text:p>
      <text:p text:style-name="P29"/>
      <text:p text:style-name="P30">II.XIX</text:p>
      <text:p text:style-name="P30"/>
      <text:p text:style-name="P30">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0"><text:s text:c="3"/><text:span text:style-name="T208">I grinded in WPL, ran DMW, UBRS, joined a BRD before the internet went haywire.</text:span><text:span text:style-name="T104">535</text:span><text:span text:style-name="T208"> </text:span><text:span text:style-name="T209">It stayed too laggy to play for several hours. Hannah called at ten, came over to cuddle for an hour. I logged back in, tanked LBRS with only spike</text:span><text:span text:style-name="T275">s</text:span><text:span text:style-name="T209"> of lag, ported to Org.</text:span><text:span text:style-name="T105">128</text:span><text:span text:style-name="T209"> </text:span></text:p>
      <text:p text:style-name="P30"><text:soft-page-break/><text:s text:c="3"/><text:span text:style-name="T210">Suddenly Erica’s Apple </text:span><text:span text:style-name="T276">Cinema D</text:span><text:span text:style-name="T210">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210"> </text:span></text:p>
      <text:p text:style-name="P30"><text:s text:c="3"/></text:p>
      <text:p text:style-name="P31">II.XX</text:p>
      <text:p text:style-name="P31"/>
      <text:p text:style-name="P31">I woke, turned on the coffee maker,<text:span text:style-name="T96">923</text:span><text:span text:style-name="T211">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211"> </text:span></text:p>
      <text:p text:style-name="P31"><text:s text:c="3"/><text:span text:style-name="T212">I was very cold, laid under the covers, got some grapes, started a bath,</text:span><text:span text:style-name="T108">302</text:span><text:span text:style-name="T212"> </text:span><text:span text:style-name="T213">one of the hottest I’ve ever taken; I immediately started putting on my outer layers,</text:span><text:span text:style-name="T109">343</text:span><text:span text:style-name="T213"> </text:span><text:span text:style-name="T214">put things from all my toons on the auction house,</text:span><text:span text:style-name="T110">430</text:span><text:span text:style-name="T215"> got dressed, made another coffee.</text:span><text:span text:style-name="T111">509</text:span><text:span text:style-name="T215"> </text:span></text:p>
      <text:p text:style-name="P31"><text:s text:c="3"/><text:span text:style-name="T216">I drove to the WALK, sat in my car a few minutes, went inside, sat at a booth, ordered a Coke. Hannah </text:span><text:span text:style-name="T276">arrived</text:span><text:span text:style-name="T216">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1"><text:s text:c="3"/><text:span text:style-name="T216">I drove to my house, grabbed my computer, drove down to Downing, decided to make an Ingles run, bought grapes, hop water, bananas, went back to Hannah’s, got undressed, hung with her on the couch, got in bed.</text:span></text:p>
      <text:p text:style-name="P31"/>
      <text:p text:style-name="P32">II.XXI</text:p>
      <text:p text:style-name="P32"/>
      <text:p text:style-name="P32">Woke when my alarm went off at seven, made coffee, ate grapes, sat on the couch, kissed Hannah goodbye, set up the Downing battle station.<text:span text:style-name="T96">753</text:span> </text:p>
      <text:p text:style-name="P33"><text:s text:c="3"/><text:span text:style-name="T217">I ran Strat Undead with Samples, BRD arena runs with Krix, LBRS with Wheaty, BRD with Wheaty, ran </text:span><text:soft-page-break/><text:span text:style-name="T217">around turning in quests, bought Tokup’s epic mount, stood outside AQ20, didn’t make the cut, ran BWL with KBN, came away empty-handed, ran UBRS with Temple, won </text:span><text:span text:style-name="T277">Truestrike</text:span><text:span text:style-name="T217"> sholders and a great sword + acquired </text:span><text:span text:style-name="T277">R</text:span><text:span text:style-name="T217">end head, did my first arcanite transmute and am probably forgetting a dungeon or two.</text:span><text:span text:style-name="T112">204</text:span><text:span text:style-name="T217"> </text:span></text:p>
      <text:p text:style-name="P33"/>
      <text:p text:style-name="P40">II.XXII</text:p>
      <text:p text:style-name="P33"/>
      <text:p text:style-name="P33"><text:span text:style-name="T218">I slept soundly, dreaming of collecting ores from the guild, woke </text:span><text:span text:style-name="T219">at nine, did the dishes, filled up the kettle.</text:span><text:span text:style-name="T113">912</text:span><text:span text:style-name="T219"> </text:span><text:span text:style-name="T220">I loitered around Org trying to sell things until, as I was logging off, someone wanted to buy 5x mooncloth. We haggled t</text:span><text:span text:style-name="T277">o</text:span><text:span text:style-name="T220">l 210</text:span><text:span text:style-name="T277">g</text:span><text:span text:style-name="T220">, which got me three arcane crystals and all the thorium bars I would need for Lionheart </text:span><text:span text:style-name="T277">H</text:span><text:span text:style-name="T220">elm.</text:span><text:span text:style-name="T114">1128</text:span><text:span text:style-name="T220"> </text:span></text:p>
      <text:p text:style-name="P33"><text:s text:c="3"/><text:span text:style-name="T221">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222">checked all my bank alts,</text:span><text:span text:style-name="T117"> </text:span><text:span text:style-name="T223">flossed, brushed, trimmed, made coffee.</text:span><text:span text:style-name="T117">116</text:span><text:span text:style-name="T116"> </text:span></text:p>
      <text:p text:style-name="P33"><text:span text:style-name="T222"><text:s text:c="3"/></text:span><text:span text:style-name="T224">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3"><text:s text:c="3"/><text:span text:style-name="T224">I had an Athletic at Highland with Charlie and Ryan. We drove through a totally destroyed Biltmore Village playing downer tunes, then had another Athletic at New Belgium, chatted with Cam, talked </text:span><text:span text:style-name="T277">with Ryan &amp; Charlie </text:span><text:span text:style-name="T224">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224"> </text:span></text:p>
      <text:p text:style-name="P33"><text:soft-page-break/><text:s text:c="3"/><text:span text:style-name="T225">I did some alt banking, bought blue sapphires, arcane crystals, joined a Temple BWL on Kamaka, won nothing but had fun. I hurried down to Hannah’s house after that, where we cuddled on the couch, slept.</text:span></text:p>
      <text:p text:style-name="P33"/>
      <text:p text:style-name="P34">II.XXIII</text:p>
      <text:p text:style-name="P34"/>
      <text:p text:style-name="P34">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4"><text:s text:c="3"/><text:span text:style-name="T226">I helped Shankz farm some bugs, tanked some of a Scholo run, did ZF, winning both melee rings, a cloak and two set tokens, had Daisy help me transmute a bar and did some alt banking,</text:span><text:span text:style-name="T119">626</text:span><text:span text:style-name="T226"> </text:span><text:span text:style-name="T227">took a bath.</text:span><text:span text:style-name="T120">708</text:span><text:span text:style-name="T227"> </text:span><text:span text:style-name="T228">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228"> </text:span></text:p>
      <text:p text:style-name="P34"><text:s text:c="3"/><text:span text:style-name="T229">I drove down to Downing, ate chilli w/ baked potatoes, watched part of Waiting for Guffman, then Totoro, went to sleep.</text:span></text:p>
      <text:p text:style-name="P34"/>
      <text:p text:style-name="P35">II.XXIV</text:p>
      <text:p text:style-name="P35"/>
      <text:p text:style-name="P35">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5"><text:soft-page-break/><text:s text:c="3"/><text:span text:style-name="T230">I loitered around Org for hours, watched the end of the AQ40 stream, bought seven arcane crystals from Lottiedottie, got all of my transmutes, ran Strat Live with Zokra, had Rax</text:span><text:span text:style-name="T278">th</text:span><text:span text:style-name="T230">ar make Lionheart helm, ran MC with Pughouse, winning </text:span><text:span text:style-name="T278">Brutality Blade</text:span><text:span text:style-name="T230"> and T1 breastplate.</text:span><text:span text:style-name="T122">130</text:span></text:p>
      <text:p text:style-name="P41"><text:s text:c="3"/></text:p>
      <text:p text:style-name="P36">II.XXV</text:p>
      <text:p text:style-name="P36"/>
      <text:p text:style-name="P36">I woke at Eight, played Wordle (DRYER in four,) fell back asleep until Hannah texted me at ten. I got up, <text:span text:style-name="T278">swapped</text:span> my blood orange hoodie for my green one, grabbed my bag and walked to Ingles, bought Charleston coffee, walked down to Downing, made two cups, sat on the stoop with Hannah and had great talks.</text:p>
      <text:p text:style-name="P36"><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6"><text:s text:c="3"/>Hannah’s car was still at Taco Billy, so I walked in, gave her a head kiss, continued to Battle Cat, ordered a latte, walked to Meyers, kicked off my shoes, put a can of Coke in the fridge,<text:span text:style-name="T96">408</text:span> <text:span text:style-name="T231">painfully farmed two blood of heroes from all over EPL, finding a lot of herbs in the process.</text:span><text:span text:style-name="T123">625</text:span><text:span text:style-name="T231"> </text:span></text:p>
      <text:p text:style-name="P36"><text:s text:c="3"/><text:span text:style-name="T232">I took a bath, shaved,</text:span><text:span text:style-name="T124">648</text:span><text:span text:style-name="T232"> </text:span><text:span text:style-name="T233">turned in a libram to DM lib for </text:span><text:span text:style-name="T278">1% haste </text:span><text:span text:style-name="T233">head enchant, flew to BRM, raided MC with KBN, won Striker’s Mark/T1 legs, ran a LBRS with them too.</text:span><text:span text:style-name="T125">1246</text:span><text:span text:style-name="T233"> </text:span></text:p>
      <text:p text:style-name="P36"/>
      <text:p text:style-name="P37">II.XXXVI</text:p>
      <text:p text:style-name="P37"/>
      <text:p text:style-name="P37">I woke,<text:span text:style-name="T96">743</text:span> <text:span text:style-name="T234">turned in the worg pup quest, went back to bed, dozed, played Wordle (AWARD in four,) talked to Hannah on the phone, got dressed,</text:span><text:span text:style-name="T126">943</text:span><text:span text:style-name="T234"> </text:span><text:span text:style-name="T235">walked down to Downing, drank a coffee, walked back south, talking to Taylor with the clean shave/headphones, who had seen me at the Off Book show. I walked to Meyers and kicked off my flops,</text:span><text:span text:style-name="T127">1124</text:span><text:span text:style-name="T235"> </text:span><text:span text:style-name="T236">tanked the most painful LBRS ever.</text:span><text:span text:style-name="T128">211</text:span><text:span text:style-name="T236"> </text:span></text:p>
      <text:p text:style-name="P37"><text:soft-page-break/><text:s text:c="3"/><text:span text:style-name="T237">I walked to Jalisco, ordered a Starry, greeted Hannah, ordered food, ate, paid. We walked to Izzy’s, had free coffees thanks to dicy internet, walked back to the Space Bug, rode to Sand Hill. Hannah was off to book club. I asked her what her plans were for </text:span><text:span text:style-name="T281">later</text:span><text:span text:style-name="T237"> and she said she was going to try to hang out with Liz, but would I want to come over and watch a movie if not?</text:span></text:p>
      <text:p text:style-name="P37"><text:s text:c="3"/><text:span text:style-name="T237">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237"> </text:span></text:p>
      <text:p text:style-name="P36"><text:s text:c="3"/><text:span text:style-name="T238">I flew to Silithus, ran AQ20, winning some cool Fury pants and the higher battle shout rank, went to bed.</text:span></text:p>
      <text:p text:style-name="P36"/>
      <text:p text:style-name="P38">II.XXVII</text:p>
      <text:p text:style-name="P38"/>
      <text:p text:style-name="P38">Woke, played chess and Wordle (LODGE in five,) looked at my phone for a long time, including lots of Facebook.<text:span text:style-name="T96">1013</text:span> <text:span text:style-name="T239">I went down to Downing, made coffee for Hannah and I, drank it on the stoop, laid on the couch.</text:span></text:p>
      <text:p text:style-name="P38"><text:s text:c="3"/><text:span text:style-name="T239">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239"> </text:span></text:p>
      <text:p text:style-name="P38"><text:s text:c="3"/><text:span text:style-name="T240">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39"><text:soft-page-break/>II.XXVIII</text:p>
      <text:p text:style-name="P39"/>
      <text:p text:style-name="P39">Woke, played Wordle (FUZZY in five,) drank coffee, ate grapes, brushed teeth, made love, got dressed, rode to Odd’s, ordered Americano, kissed Hannah goodbye, walked to Meyers.<text:span text:style-name="T96">1237</text:span> <text:span text:style-name="T241">I did arenas with Krix, found Rexxar, had Eury craft Titanic leggings, ran UBRS for eyeballs, found the dragon in Dustwallow.</text:span><text:span text:style-name="T131">557</text:span></text:p>
      <text:p text:style-name="P39"><text:span text:style-name="T131"/></text:p>
      <text:p text:style-name="P46">I left the house in time to get food, drove past Hail Mary, but didn’t see anywhere to park. I got on 26, took the exit for New Stock Rd., decided on the Ingles hot bar, realized it was too old an Ingles, drove to the Wag Bar, greeted by a bunch of dogs.</text:p>
      <text:p text:style-name="P46"><text:s text:c="3"/>I ordered burger sliders with rice and a Heinekin Zero, drove to Eda’s Hideaway, loaded in, set up, ate. We had a very laborious sound check; Tina &amp; Melissa didn’t like something about the sound but couldn’t put their fingers on <text:span text:style-name="T283">what</text:span>.</text:p>
      <text:p text:style-name="P46"><text:s text:c="3"/>We dug in for a very fun set to a full room, took a long break, played another, packed up, headed out. I laid in bed w/ Hannah and soon fell asleep.</text:p>
      <text:p text:style-name="P46"/>
      <text:p text:style-name="P46">III.I</text:p>
      <text:p text:style-name="P46"/>
      <text:p text:style-name="P46">Woke at eight, made coffee, laid around while Hannah slowly packed. We left around 11, stopped at the Chick-Fil-A parking lot. She said, “Would you ever be able to tell me if you were annoyed with me?” and I admitted I was because of how long it took to leave.</text:p>
      <text:p text:style-name="P46"><text:s text:c="3"/>The drive was full of talking and crying after that. We arrived in Columbia and Hannah hung w/ Rachel while she cooked. The latter three of us geared up for a walk. Hannah suggested at the last minute that I go to Drip.</text:p>
      <text:p text:style-name="P46"><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46"/>
      <text:p text:style-name="P46"><text:soft-page-break/>III.II</text:p>
      <text:p text:style-name="P46"/>
      <text:p text:style-name="P46">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46"/>
      <text:p text:style-name="P42">III.I<text:span text:style-name="T242">II</text:span></text:p>
      <text:p text:style-name="P42"/>
      <text:p text:style-name="P42">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2"><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242">I think this is when we went to see Grandpap, where we looked at photos, searched for her TV remote.</text:span></text:p>
      <text:p text:style-name="P42"><text:s text:c="3"/><text:span text:style-name="T242">We went back to the house and they made spaghetti while I took a bath. We ate, played Azul and 14. I was starting to feel really bad, had a headache and thought I might throw up, went to bed.</text:span></text:p>
      <text:p text:style-name="P42"/>
      <text:p text:style-name="P43">III.IV</text:p>
      <text:p text:style-name="P43"/>
      <text:p text:style-name="P43">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3"/>
      <text:p text:style-name="P43"><text:soft-page-break/>III.V</text:p>
      <text:p text:style-name="P43"/>
      <text:p text:style-name="P43">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3"><text:s text:c="3"/>I broke my phone, ordered Dominos, ran AQ20 with KBN, winning the Manslayer + a tanking belt. I ordered a new phone with my Walmart gift card, <text:span text:style-name="T243">flew to Silithus, turned in a quest for a decent one-hander, </text:span>did a quick DMT with Temple and slept peacefully without my phone.</text:p>
      <text:p text:style-name="P43"/>
      <text:p text:style-name="P43">III.V</text:p>
      <text:p text:style-name="P43"/>
      <text:p text:style-name="P43">I woke, found two blood of heroes very easily, hearthed, mailed mats from bank alts, went back to sleep, woke again, went to Dire Maul, enchanted 1% attack speed to my Titanic Leggings, hearthed, <text:span text:style-name="T243">flew to ZG island, turned in a quest for a decent belt, joined a group for Test of Skulls but quickly decided I needed to focus on real life.</text:span></text:p>
      <text:p text:style-name="P43"><text:s text:c="3"/><text:span text:style-name="T243">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243"> </text:span></text:p>
      <text:p text:style-name="P43"><text:s text:c="3"/><text:span text:style-name="T244">I ran a somewhat sloggy but fun BRD that lasted 10 minutes past my hard out.</text:span><text:span text:style-name="T133">416</text:span><text:span text:style-name="T244"> </text:span><text:span text:style-name="T245">I got in the car, drove to the Purple Onion, loaded in, helped Charlie, checked </text:span><text:span text:style-name="T284">sounds </text:span><text:span text:style-name="T245">with h</text:span><text:span text:style-name="T284">im</text:span><text:span text:style-name="T245"> and Dulci. We ordered food as Ryan and Melissa were arriving, hung out, ate in the Grotto, played a janky set. Matt Drum asked if I was going to be at the April 10</text:span><text:span text:style-name="T134">th</text:span><text:span text:style-name="T245"> </text:span><text:soft-page-break/><text:span text:style-name="T245">Ever-Expanding Eulogy show, which I knew nothing about, so I sped home to see if I had any text messages regarding it, brushed my teeth,</text:span><text:span text:style-name="T134">1030 </text:span><text:span text:style-name="T246">checked my bank alts.</text:span><text:span text:style-name="T135">1042</text:span><text:span text:style-name="T246"> </text:span><text:span text:style-name="T247">I drove down to Downing, helped Hannah clean litter. We cuddled, made some set lists together, went to bed.</text:span></text:p>
      <text:p text:style-name="P43"/>
      <text:p text:style-name="P44">III.VII</text:p>
      <text:p text:style-name="P44"/>
      <text:p text:style-name="P44">I woke when Hannah left for Winston, struggled to get out of bed, eventually drove up to Meyers, grabbed a slice of pizza and started the coffee tools.<text:span text:style-name="T96">1046</text:span> <text:span text:style-name="T248">I stood around Org, tanked Test of Skulls with the guild, set up my new Pixel 7A, found Rexxar, flew to Org, took a bath,</text:span><text:span text:style-name="T136">222</text:span><text:span text:style-name="T248"> </text:span><text:span text:style-name="T249">got dressed, packed my bags,</text:span><text:span text:style-name="T137">250</text:span><text:span text:style-name="T249"> </text:span><text:span text:style-name="T250">drove down to Downing.</text:span><text:span text:style-name="T138">310</text:span><text:span text:style-name="T250"> </text:span></text:p>
      <text:p text:style-name="P44"><text:s text:c="3"/><text:span text:style-name="T251">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4"><text:s text:c="3"/><text:span text:style-name="T251">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4"/>
      <text:p text:style-name="P48"/>
      <text:p text:style-name="P49">III.VIII</text:p>
      <text:p text:style-name="P48"/>
      <text:p text:style-name="P48">I woke from dreams <text:span text:style-name="T288">of </text:span>touring Greensboro College, peed, fed the cats, hit the water kettle, caught up on journal.<text:span text:style-name="T96">1115</text:span> <text:span text:style-name="T253">I took out the recycling, realized it was a very nice day, removed a hoodie and looked around for my Rainbows but could only find the new ones in my car. I packed my bag and set off for Battle Cat, but realized neither my hoodie game nor footware </text:span><text:span text:style-name="T288">were</text:span><text:span text:style-name="T253"> on point. I went back inside, swapped my bag for my jacket, my flops for my blue Lems and set off again.</text:span></text:p>
      <text:p text:style-name="P48"><text:s text:c="3"/><text:span text:style-name="T253">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253"> </text:span></text:p>
      <text:p text:style-name="P48"><text:s text:c="3"/><text:span text:style-name="T254">I helped someone summon their lowbie to </text:span><text:span text:style-name="T288">Light’s Hope Chapel</text:span><text:span text:style-name="T254"> and </text:span><text:span text:style-name="T288">W</text:span><text:span text:style-name="T254">interspring </text:span><text:span text:style-name="T288">with Vita</text:span><text:span text:style-name="T254">, ran an UBRS with LTD, made a new enchanting alt, ran BWL w/ Temple, winning T2 bracers and boots, talked to Hannah on the phone.</text:span><text:span text:style-name="T140">1022</text:span><text:span text:style-name="T254"> </text:span></text:p>
      <text:p text:style-name="P48"><text:s text:c="3"/><text:span text:style-name="T255">I cleaned up, took a bath, got in bed, cuddled with Hannah upon her arrival, went to sleep.</text:span></text:p>
      <text:p text:style-name="P48"/>
      <text:p text:style-name="P50">III.IX</text:p>
      <text:p text:style-name="P50"/>
      <text:p text:style-name="P50">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50"><text:s text:c="3"/><text:span text:style-name="T256">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256"> </text:span></text:p>
      <text:p text:style-name="P51"><text:s text:c="3"/><text:span text:style-name="T257">I walked to Ingles, bought TP, hummus, oat milk, a GF frozen pizza, carrots/broccoli, peanut butter, walked down to Downing, ate pizza, watched </text:span><text:span text:style-name="T191">Common </text:span><text:soft-page-break/><text:span text:style-name="T191">Side Effects </text:span><text:span text:style-name="T257">then two episodes of the pottery throwdown, stayed on the couch scrolling when Hannah went to bed, then </text:span><text:span text:style-name="T292">moved to the bed and scrolled</text:span><text:span text:style-name="T257"> until at least 2AM.</text:span></text:p>
      <text:p text:style-name="P51"/>
      <text:p text:style-name="P51"><text:span text:style-name="T257">III.X</text:span></text:p>
      <text:p text:style-name="P52"/>
      <text:p text:style-name="P52">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2"><text:s text:c="3"/><text:span text:style-name="T258">I killed worms in Silithus, picked up the recipe for desert dumplings on Kamaka, spent all day trying to get my Pixel 3a set up, finally succeeeded with some hackery, talked to Hannah on the phone.</text:span><text:span text:style-name="T142">610</text:span><text:span text:style-name="T258"> </text:span><text:span text:style-name="T259">She picked me up and we went to El Paraiso, talked about hanging out in the morning. She dropped me at Odd’s, where I ordered an Americano, walked to Meyers.</text:span><text:span text:style-name="T143">738</text:span><text:span text:style-name="T259"> </text:span></text:p>
      <text:p text:style-name="P52"><text:s text:c="3"/><text:span text:style-name="T260">I ran Strat Undead with Violate tanking, winning grippy gloves, killed Emmeriss with Temple, then ran MC w/ Pughouse, winning belt of Might and Obsiddian Edged Blade, which I enchanted with crusader.</text:span><text:span text:style-name="T144">135</text:span><text:span text:style-name="T260"> </text:span></text:p>
      <text:p text:style-name="P52"/>
      <text:p text:style-name="P53">III.XI</text:p>
      <text:p text:style-name="P53"/>
      <text:p text:style-name="P53">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3"><text:s text:c="3"/>I laid in bed while she got ready. We walked to Odd’s, where I ordered an Americano, saw Tom Cornish, who had drawn on a skateboard, walked to Meyers,<text:span text:style-name="T96">117</text:span> <text:span text:style-name="T263">farmed Twilight mobs, </text:span><text:span text:style-name="T262">did a Strat Live w/ LTD and then a BRD with some noobs, which was fun.</text:span><text:span text:style-name="T145">500</text:span><text:span text:style-name="T262"> </text:span></text:p>
      <text:p text:style-name="P53"><text:soft-page-break/><text:s text:c="3"/><text:span text:style-name="T264">I walked to OLR, enjoyed the first day of their burger special returning, walked to the Greagle, talked to Matt Shepard, greeted Hannah, watched 4/6ths of Golden Folk, leaving after Dan. We watched the latest episode of </text:span><text:span text:style-name="T192">Common Side Effects</text:span><text:span text:style-name="T264"> and I drove to Ingles, bought grapes/CheezIt as they were closing, drove to Meyers.</text:span><text:span text:style-name="T146">1002</text:span><text:span text:style-name="T264"> </text:span><text:span text:style-name="T265">I stood around Org while everyone raided, killed Azuregos when Temple was done with Naxx, ran Strat Live with Invisigirl, winning an orb.</text:span></text:p>
      <text:p text:style-name="P53"/>
      <text:p text:style-name="P54">III.XII</text:p>
      <text:p text:style-name="P54"/>
      <text:p text:style-name="P54">I had a hard time waking up, hopped on wow, did some banking, ran a mostly guild UBRS,<text:span text:style-name="T96">1242</text:span> <text:span text:style-name="T266">took a bath, played Wordle (MANGO in three,) did Finch, walked to Odd’s, met Hannah, ordered a quad Americano, walked down to the BHT, back to Odd’s, ordered another Americano, said bye to </text:span><text:span text:style-name="T294">Sweet Pea</text:span><text:span text:style-name="T266">, sat at the Pump and chatted with Steve/France/Lamont/Leo, walked to Meyers, kicked off my flops,</text:span><text:span text:style-name="T147">437</text:span><text:span text:style-name="T266"> </text:span><text:span text:style-name="T267">did some alt banking, washed my sticky grapes, put them in a paper cup, put on my blue Lems,</text:span><text:span text:style-name="T148">459</text:span><text:span text:style-name="T267"> </text:span><text:span text:style-name="T268">brushed my hair.</text:span><text:span text:style-name="T149">504</text:span><text:span text:style-name="T268"> </text:span></text:p>
      <text:p text:style-name="P54"><text:s text:c="3"/><text:span text:style-name="T269">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4"><text:s text:c="3"/><text:span text:style-name="T269">We left after that, cuddled on the couch a bit, went to bed.</text:span></text:p>
      <text:p text:style-name="P54"/>
      <text:p text:style-name="P55">III.XIII</text:p>
      <text:p text:style-name="P55"/>
      <text:p text:style-name="P55">I woke, wiped the crud from my mouth, went to <text:span text:style-name="T294">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5"><text:s text:c="3"/><text:span text:style-name="T270">I stood around Org, took a nap, brushed my teeth,</text:span><text:span text:style-name="T150">446</text:span><text:span text:style-name="T270"> </text:span><text:span text:style-name="T271">packed the Pixel 7a,</text:span><text:span text:style-name="T151">450 </text:span><text:span text:style-name="T272">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5"><text:s text:c="3"/><text:span text:style-name="T272">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193">The Great Pottery Throwdown</text:span><text:span text:style-name="T272"> and went to bed.</text:span></text:p>
      <text:p text:style-name="P55"/>
      <text:p text:style-name="P56">III.XIV</text:p>
      <text:p text:style-name="P56"/>
      <text:p text:style-name="P56">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6"><text:s text:c="3"/>I drove to Downing, recycled mail, wrote in my journal, grabbed my Pixel 7a,<text:span text:style-name="T96">144</text:span> <text:span text:style-name="T273">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273"> </text:span></text:p>
      <text:p text:style-name="P56"><text:soft-page-break/><text:s text:c="3"/><text:span text:style-name="T274">I ate my food, failed to connect to WoW servers, set up </text:span><text:span text:style-name="T295">the</text:span><text:span text:style-name="T274"> USB hub, talked to Hannah on the phone, realized I’d plugged the </text:span><text:span text:style-name="T295">printer </text:span><text:span text:style-name="T274">cable into the wrong port again, finally printed page 8.</text:span><text:span text:style-name="T153">406</text:span><text:span text:style-name="T274"> </text:span><text:span text:style-name="T279">I did the same for 9-12, took a bath, page 13, cancelled my BWL reservation/soft reserve.</text:span><text:span text:style-name="T154">513</text:span><text:span text:style-name="T279"> </text:span></text:p>
      <text:p text:style-name="P56"><text:s text:c="3"/><text:span text:style-name="T280">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6"><text:s text:c="3"/><text:span text:style-name="T280">She and I drove to Downing, laid on the couch together, cuddled, went to bed.</text:span></text:p>
      <text:p text:style-name="P56"/>
      <text:p text:style-name="P58">III.XV</text:p>
      <text:p text:style-name="P58"/>
      <text:p text:style-name="P58">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8"><text:s text:c="3"/><text:span text:style-name="T282">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8"><text:s text:c="3"/><text:span text:style-name="T282">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9"><text:s text:c="3"/><text:span text:style-name="T282">We went to Downing, got cozy; I went up to Ingles, got a pizza, grapes, broccoli/carrots, hop water, back down to Downing. We watched some videos about critical discourse theory or some such lingo </text:span><text:soft-page-break/><text:span text:style-name="T282">in dating apps, then switched to Pottery Throwdown. After two episodes, we went to bed, enjoyed the thunderstorm.</text:span></text:p>
      <text:p text:style-name="P59"/>
      <text:p text:style-name="P59"><text:span text:style-name="T282">III.XVI</text:span></text:p>
      <text:p text:style-name="P60"/>
      <text:p text:style-name="P60">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60"><text:s text:c="3"/><text:span text:style-name="T285">I got my grippy gloves enchanted, slept on the mailbox, laid in bed, heard from Hannah that she and Kathryn were going to Aldi.</text:span><text:span text:style-name="T155">151</text:span><text:span text:style-name="T285"> </text:span><text:span text:style-name="T286">I walked that way, talking to Juan outside Odd’s, then the girls in the library parking lot. I walked to </text:span><text:span text:style-name="T301">the grocery store</text:span><text:span text:style-name="T286"> but couldn’t find razors. </text:span><text:span text:style-name="T301">I</text:span><text:span text:style-name="T286"> got TP, red grapes, peas instead, walked to Meyers, wiped my butt,</text:span><text:span text:style-name="T156">310</text:span><text:span text:style-name="T286"> </text:span><text:span text:style-name="T287">stood around Org, laid in bed, started some peas n’ noodles, took out the trash.</text:span><text:span text:style-name="T157">429</text:span><text:span text:style-name="T287"> </text:span></text:p>
      <text:p text:style-name="P60"><text:s text:c="3"/><text:span text:style-name="T289">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60"/>
      <text:p text:style-name="P61">III.XVII</text:p>
      <text:p text:style-name="P61"/>
      <text:p text:style-name="P61">I kept waking up, realizing I didn’t need to, <text:span text:style-name="T301">going back to</text:span> sleep cozily. I played Wordle (LASSO in three,) got a ride from Hannah to Meyers, kissed her goodbye, walked inside, shut my bedroom window.<text:span text:style-name="T96">1010</text:span> <text:span text:style-name="T290">I logged into WoW but took a long nap instead.</text:span><text:span text:style-name="T158">133</text:span><text:span text:style-name="T290"> </text:span><text:span text:style-name="T291">I stood around Orgrimmar eating grapes and eventually made a coffee.</text:span><text:span text:style-name="T159">338</text:span><text:span text:style-name="T291"> </text:span><text:span text:style-name="T293">I edited/printed page 20, installed my Hello The House lightswitch plate, made my move against JB in chess + did puzzles.</text:span><text:span text:style-name="T160">404</text:span><text:span text:style-name="T293"> </text:span></text:p>
      <text:p text:style-name="P61"><text:s text:c="3"/><text:span text:style-name="T296">I played more chess and did more printing, finally getting caught up on journal entries,</text:span><text:span text:style-name="T161">424</text:span><text:span text:style-name="T296"> </text:span><text:span text:style-name="T297">shaved my face </text:span><text:span text:style-name="T298">electric</text:span><text:span text:style-name="T297">,</text:span><text:span text:style-name="T162">436</text:span><text:span text:style-name="T297"> </text:span><text:span text:style-name="T298">took a bath, </text:span><text:span text:style-name="T301">used a </text:span><text:span text:style-name="T298">razor.</text:span><text:span text:style-name="T163">504</text:span><text:span text:style-name="T298"> </text:span></text:p>
      <text:p text:style-name="P61"><text:soft-page-break/><text:s text:c="3"/><text:span text:style-name="T299">I ran most of Strat Undead, ordered a pizza + pepperoni-stuffed breadsticks, ran Ony with Dragonfire, then MC with Pughouse, winning Gutgore Ripper, T1 helm and the 18-slot bag.</text:span></text:p>
      <text:p text:style-name="P61"/>
      <text:p text:style-name="P62">III.XVIII</text:p>
      <text:p text:style-name="P62"/>
      <text:p text:style-name="P62">I woke with a pizza hangover when Hannah texted me at 9AM. It took me 45 minutes to leave the house, but I walked to Ingles, bought coffee filters/green grapes, <text:span text:style-name="T302">went</text:span> down to Downing, made coffee. We took a circuitous route to Odd’s, meeting two cats, sat on the back porch for a few.</text:p>
      <text:p text:style-name="P62"><text:s text:c="3"/>I said goodbye, walked to the fancy toilet downtown, went into High Five, ordered a drip, drank most of it in the park, walked to FB<text:span text:style-name="T302">FC</text:span>, bought some Bronner’s sugar soap, went back to the fancy toilet, got relaxed enough to poop, realized the TP from before had gone missing, tried to walk into High Five, but they were closed.</text:p>
      <text:p text:style-name="P62"><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188">Sippin’ on 44s</text:span>, came to find it </text:p>
      <text:p text:style-name="P62">was Dane, who said he was going to Country Club.</text:p>
      <text:p text:style-name="P62"><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2"><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2"><text:soft-page-break/><text:s text:c="3"/>We went back to Downing, watched the latest episode of <text:span text:style-name="T188">Common Side Effects</text:span>, then an episode of a chainsaw show, went to bed.</text:p>
      <text:p text:style-name="P62"/>
      <text:p text:style-name="P62">III.XIX</text:p>
      <text:p text:style-name="P62"/>
      <text:p text:style-name="P62">Hannah’s alarm went off at nine. We were sleeping very soundly. I made us coffee and we listened to birds on the back stoop, then Uncle Mountain/Mended Heart Sessions on the couch. She video-called her sister and we rode to Odd’s.</text:p>
      <text:p text:style-name="P62"><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300">ran a tough DMW with some freshies.</text:span><text:span text:style-name="T164">358</text:span><text:span text:style-name="T300"> </text:span></text:p>
      <text:p text:style-name="P62"><text:s text:c="3"/><text:span text:style-name="T303">I watched a bit of Tonedeff’s IG live, </text:span><text:span text:style-name="T304">applied a screen protector, </text:span><text:span text:style-name="T303">took a bath, shaved, laid in bed,</text:span><text:span text:style-name="T165">537</text:span><text:span text:style-name="T303"> </text:span><text:span text:style-name="T305">did alt banking,</text:span><text:span text:style-name="T166">556</text:span><text:span text:style-name="T305"> </text:span><text:span text:style-name="T306">laid in bed some more, finally started packing.</text:span><text:span text:style-name="T167">638</text:span><text:span text:style-name="T306"> </text:span></text:p>
      <text:p text:style-name="P62"><text:s text:c="3"/><text:span text:style-name="T307">Hannah picked me up and we went to Downing, where I did laundry, watched Pottery Throwdown, ate cookies.</text:span></text:p>
      <text:p text:style-name="P62"/>
      <text:p text:style-name="P63">III.XX</text:p>
      <text:p text:style-name="P63"/>
      <text:p text:style-name="P63">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313">playing</text:span> soon.</text:p>
      <text:p text:style-name="P63"><text:s text:c="3"/>I loaded in my drums, set up in the far corner of the stage, soundchecked with my former housemate Jeff running sound. We <text:span text:style-name="T313">made sure we could get</text:span> into the Airbnb, ate food, got dressed in the green room, hung backstage, played three songs, took an intermission, <text:span text:style-name="T313">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3"><text:s text:c="3"/>We went back to the apartment where I beat Jackson in a game of chess, got in bed, fiddled with the white noise machine, made love.</text:p>
      <text:p text:style-name="P63"/>
      <text:p text:style-name="P63">III.XXI</text:p>
      <text:p text:style-name="P63"/>
      <text:p text:style-name="P63">Woke, loaded out from the apartment, drove to River Roast Coffee, which had weird Christian vibes. Hannah ordered a <text:span text:style-name="T316">latte</text:span> and a smoothie, seemed to want to loiter for a while, played some solitaire while chatting with us.</text:p>
      <text:p text:style-name="P63"><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316">(</text:span>which were not as good as the ones from the bowling alley.<text:span text:style-name="T316">)</text:span></text:p>
      <text:p text:style-name="P63"><text:s text:c="3"/>We played a fun couple sets to a good-sized attentive crowd including Brian Grovenstein and Monty Montsinger, broke down, loaded out, drove to Sarah &amp; Peter’s, were greeted by Sarah, got a quiet tour, went to bed.</text:p>
      <text:p text:style-name="P63"/>
      <text:p text:style-name="P63">III.XXII</text:p>
      <text:p text:style-name="P63"/>
      <text:p text:style-name="P63">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316">Artsplosure </text:span>park on Blount Street. We walked back to <text:span text:style-name="T316">the Borland</text:span> house, gathered our belongings, headed west <text:span text:style-name="T308">with crazy drivers, passing a horrible pileup just after it had happened.</text:span></text:p>
      <text:p text:style-name="P63"><text:soft-page-break/><text:s text:c="3"/><text:span text:style-name="T308">Hannah called Rachel, and, in the midsts of that conversation, realized she had left her wallet in Raleigh. I pulled over, but we realized we could</text:span><text:span text:style-name="T321">n’t</text:span><text:span text:style-name="T308"> go back due to the pileup anyway. We met Jack and Helen at Lindley Park Filling Station, </text:span><text:span text:style-name="T321">ate lunch, </text:span><text:span text:style-name="T308">got coffees from Tate Street, walked to the cool Magnolia, started heading towards the music building, saw two beautiful orange cats under a tree, walked back to the car.</text:span></text:p>
      <text:p text:style-name="P63"><text:s text:c="3"/><text:span text:style-name="T308">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3"/>
      <text:p text:style-name="P64">III.XXIII</text:p>
      <text:p text:style-name="P64"/>
      <text:p text:style-name="P64">We woke early, got dressed quickly, went to Taco Billy, drank coffee with Kathryn and Tim. When Anne Marie and a friend arrived, we moved to the back yard, listened to jammy <text:span text:style-name="T321">jams</text:span>. Hannah and I drove to Downing, picked up her guitar, my basket of clothes, drove to Meyers, put my drums in the Corrolla, brought my things inside.<text:span text:style-name="T96">1213</text:span> </text:p>
      <text:p text:style-name="P64"><text:s text:c="3"/><text:span text:style-name="T309">I ran BRD with Temple, made mooncloth on Kamaka,</text:span><text:span text:style-name="T168">243</text:span><text:span text:style-name="T309"> </text:span><text:span text:style-name="T310">laid in bed, looked at my phone, came close to napping at a couple points, talked to Hannah twice, got dressed.</text:span><text:span text:style-name="T169">721</text:span><text:span text:style-name="T310"> </text:span><text:span text:style-name="T311">I walked to Ingles, bought pizza/grapes/hoppies, went down to Downing, made the pizza, watched two episodes of </text:span><text:span text:style-name="T194">Throwdown</text:span><text:span text:style-name="T311">, went to bed.</text:span></text:p>
      <text:p text:style-name="P64"/>
      <text:p text:style-name="P65"/>
      <text:p text:style-name="P66">III.XXIV</text:p>
      <text:p text:style-name="P65"/>
      <text:p text:style-name="P65">Woke when Hannah started running around, made coffee, ate vitamins, played Wordle (ANGLE in three,) got dressed, hopped in the Space Bug, rode to Meyers,<text:span text:style-name="T96">855</text:span> <text:span text:style-name="T312">took a bit of a nap, looked at my phone, got up, started the kettle and the coffee maker.</text:span><text:span text:style-name="T170">102</text:span><text:span text:style-name="T312"> </text:span><text:span text:style-name="T314">I loitered around Org, laid in bed, made a cenarion herb bag, sold it.</text:span><text:span text:style-name="T171">227</text:span><text:span text:style-name="T314"> </text:span></text:p>
      <text:p text:style-name="P65"><text:s text:c="3"/><text:span text:style-name="T315">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5"><text:s text:c="3"/><text:span text:style-name="T315">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5"><text:s text:c="3"/><text:span text:style-name="T315">We watched the new episode of </text:span><text:span text:style-name="T195">Common Side Effects</text:span><text:span text:style-name="T315">, one of </text:span><text:span text:style-name="T195">Great Pottery Throwdown</text:span><text:span text:style-name="T315">, went to bed.</text:span></text:p>
      <text:p text:style-name="P65"/>
      <text:p text:style-name="P67">III.XXV</text:p>
      <text:p text:style-name="P67"/>
      <text:p text:style-name="P67">I woke horny, ate some grapes, started the kettle, cuddled with Hannah, made coffee, drank it on the couch, got a ride to the imaginary skating rink, walked to Meyers.<text:span text:style-name="T96">1002</text:span> <text:span text:style-name="T317">I went back and forth between Orgrimmar and bed, brushed my hair,</text:span><text:span text:style-name="T172">258</text:span><text:span text:style-name="T317"> </text:span><text:span text:style-name="T318">took a bath, felt like I had a solid idea for how to continue my writing, got dressed in an outfit designed for a warm but blustery day.</text:span><text:span text:style-name="T173">331</text:span><text:span text:style-name="T318"> </text:span></text:p>
      <text:p text:style-name="P67"><text:s text:c="3"/><text:span text:style-name="T319">I walked out of </text:span><text:span text:style-name="T328">the</text:span><text:span text:style-name="T319"> house, crossed Brevard to the side with the sidewalk, turned right, went up to the church parking lot, cut through, turned right at Haywood, called Edwin as I was approaching the 240 </text:span><text:soft-page-break/><text:span text:style-name="T319">bridge. He didn’t answer but texted back right away saying he was being quiet in a room with a massage.</text:span></text:p>
      <text:p text:style-name="P67"><text:s text:c="3"/><text:span text:style-name="T319">I said, “I had an idea for how I could use your help with a long-ongoing writing project! Your level of commitment could be very sliding scale depending on your interest and how things unfold. Wanna chat about it sometime? :D”</text:span></text:p>
      <text:p text:style-name="P67"><text:s text:c="3"/><text:span text:style-name="T319">He said, “Yes, please. Thanks for thinking of me.”</text:span></text:p>
      <text:p text:style-name="P67"><text:s text:c="3"/><text:span text:style-name="T319">I said he was very uniquely suited and that I was headed to Battle Cat if he was interested in joining me. He eeked and said he had stuff to finish before tennis. I walked inside, ordered an Americano, sat on the porch and wrote up an explanation.</text:span></text:p>
      <text:p text:style-name="P67"><text:s text:c="3"/><text:span text:style-name="T319">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8"><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8"><text:s text:c="3"/>I talked to Hannah on the phone, ordered a latte, sat in the sun, wrote a few lines of mach dialogue, walked to the intersection, ran into Richard Waddel, who was walking swiftly from Pizza Mind to his car. He peeked inside, turned back, saw me.</text:p>
      <text:p text:style-name="P68"><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329">Masie, </text:span>used the restroom, ordered a sparkling Mango Devil’s Foot.</text:p>
      <text:p text:style-name="P68"><text:soft-page-break/><text:s text:c="3"/>I greeted Hannah, ate some popcorn, went to order tacos, <text:span text:style-name="T320">greeted Kate </text:span><text:span text:style-name="T332">Barber</text:span><text:span text:style-name="T320">,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332">Downing</text:span><text:span text:style-name="T320">, ate leftovers, cuddled on the couch then bed.</text:span></text:p>
      <text:p text:style-name="P68"/>
      <text:p text:style-name="P69">III.XXVI</text:p>
      <text:p text:style-name="P69"/>
      <text:p text:style-name="P69">Woke when I heard Hannah groan, checked the time on my phone in the dining room, flipped on the kettle, cuddled while the water heated up, made a cup for Hannah, sat behind her in the bed. When she got up to get ready, I made my own cup, sat in the living room.</text:p>
      <text:p text:style-name="P69"><text:s text:c="3"/>I gathered my things, played Wordle (ELBOW in three,) hopped in the car, rode to Downing, got dropped off at the corner, walked inside, wrote,<text:span text:style-name="T96">924</text:span> <text:span text:style-name="T322">laid in bed, looked at my phone until the charge hit 100%, got dressed, walked to the end of my street, realized it was too cold, turned around, took a nap.</text:span><text:span text:style-name="T174">1232</text:span><text:span text:style-name="T322"> </text:span></text:p>
      <text:p text:style-name="P69"><text:s text:c="3"/><text:span text:style-name="T323">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332">had </text:span><text:span text:style-name="T323">meant to call me. She said she was talking to her spider named Rust and that Siri </text:span><text:span text:style-name="T332">had done it</text:span><text:span text:style-name="T323">.</text:span></text:p>
      <text:p text:style-name="P70"><text:s text:c="3"/><text:span text:style-name="T323">I told her about my interview idea and she said she would be very interested. I wrote some more, walked into the library, got a call from Hannah, talked to her in front of the church, went back into the library, wrote:</text:span></text:p>
      <text:p text:style-name="P70"><text:s text:c="3"/><text:span text:style-name="T188">I decided to walk home, make some lunch, but, as I was passing the library, thought I should look for Lennon Remembers. Hannah called right as I went inside, so I went back out, sat in a sunny patch of </text:span><text:soft-page-break/><text:span text:style-name="T188">grass at the church, talked to her. She was going on a walk around downtown Hendersonville, finding dogs to pet.</text:span></text:p>
      <text:p text:style-name="P75"><text:s text:c="3"/>When I hung up, a guy drove by, hollered, “You’re doing it right!” I decided to go get a sandwich but first popped into the library to write in my journal.<text:span text:style-name="T176">219</text:span></text:p>
      <text:p text:style-name="P70"><text:span text:style-name="T323"><text:s text:c="3"/></text:span><text:span text:style-name="T324">I </text:span><text:span text:style-name="T323">walked to Jersey Mike’s, ordered a mini, ate, walked </text:span><text:span text:style-name="T334">to Meyers</text:span><text:span text:style-name="T323">,</text:span><text:span text:style-name="T175">307</text:span><text:span text:style-name="T323"> </text:span><text:span text:style-name="T325">typed, laid in bed, cleaned the tub, took a nice bath,</text:span><text:span text:style-name="T177">438</text:span><text:span text:style-name="T325"> </text:span><text:span text:style-name="T326">checked all my toons.</text:span><text:span text:style-name="T178">453</text:span><text:span text:style-name="T326"> </text:span></text:p>
      <text:p text:style-name="P70"><text:s text:c="3"/><text:span text:style-name="T327">I laid in bed while Hannah went to the gym, The Purple Planet. She picked me up around 7:30 and we went to Chipotle. She was stiff with a terrible headache, asked if I would be her manager. We went back to Downing, </text:span><text:span text:style-name="T334">where s</text:span><text:span text:style-name="T327">he took a bath while I laid on the couch. We went to the bedroom and made love, then watched an episode of Throwdown.</text:span></text:p>
      <text:p text:style-name="P70"/>
      <text:p text:style-name="P71">III.XXVII</text:p>
      <text:p text:style-name="P71"/>
      <text:p text:style-name="P71">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1"><text:s text:c="3"/><text:span text:style-name="T330">I went to log into WoW, but my subscription had expired, so I started the process of checking on what’s up with the IRS, laid in bed, looked at my phone,</text:span><text:span text:style-name="T179">1159</text:span><text:span text:style-name="T330"> </text:span><text:span text:style-name="T331">left the house, walked downtown, wrote in my notebook:</text:span></text:p>
      <text:p text:style-name="P71"><text:s text:c="3"/><text:span text:style-name="T196">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1"><text:span text:style-name="T196"><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180">211</text:span></text:p>
      <text:p text:style-name="P71"><text:soft-page-break/><text:span text:style-name="T196"><text:s text:c="3"/>I got up, felt tired, decided to walk to Trade &amp; Lore, but, as I went past AVL club, saw Sierra inside. I got a free latte and chatted about the goings ons of the last year like AVL Fest, Thomas, hot milk, Greagle Ampitheatre, Outpost. Mr. Whiskers had gotten away from his owner, so we watched </text:span><text:span text:style-name="T198">the</text:span><text:span text:style-name="T196"> clumsy rescue from the sidewalk until some customers showed up, when I sat in the window, fielded a barrage of T&amp;HP texts, wrote in my notebook.</text:span><text:span text:style-name="T180">335</text:span><text:span text:style-name="T196"> </text:span></text:p>
      <text:p text:style-name="P71"><text:s text:c="3"/><text:span text:style-name="T331">I walked back to Greagitheathre, sat, continued West, crossed over the bridge, sat at the bus stop, noticed it looked smoky on top of the hill, walked to Brew Pump, got an Athletic, sat with Travis/Brian, eventually moved out front with Lamont/Al</text:span><text:span text:style-name="T337">isha</text:span><text:span text:style-name="T331">(?), listened to Jadakiss/Mos Def, walked to Meyers.</text:span><text:span text:style-name="T182">626</text:span><text:span text:style-name="T331"> </text:span></text:p>
      <text:p text:style-name="P71"><text:s text:c="3"/><text:span text:style-name="T333">I talked to Hannah, </text:span><text:span text:style-name="T337">who</text:span><text:span text:style-name="T333"> said she wanted to practice her guitar before getting together, so I laid in bed and looked at my phone until she called again. I left the house on foot, met her at Ingles, bought grapes, two pizzas, vegan ranch. We walked down to </text:span><text:span text:style-name="T337">D</text:span><text:span text:style-name="T333">owning, started the oven, made pizzas, planned a 40</text:span><text:span text:style-name="T183">th</text:span><text:span text:style-name="T333"> birthday party for me at Malvern Hills Park, watched two episodes of </text:span><text:span text:style-name="T199">Throwdown</text:span><text:span text:style-name="T333">, slept.</text:span></text:p>
      <text:p text:style-name="P71"/>
      <text:p text:style-name="P72">III.XXVIII</text:p>
      <text:p text:style-name="P72"/>
      <text:p text:style-name="P72">Woke when Hannah came to cuddle. She mostly made coffee and I finished when she got distracted. She got flustered trying to get dressed, but we left her house, followed Kathryn up the hill, went to Meyers, put my Fursty kit in her car. I told her she’s a good lover even when she’s grumpy, kissed her goodbye, went inside.<text:span text:style-name="T96">924</text:span> <text:span text:style-name="T335">I laid in bed, looked at my phone, got dressed, brushed my teeth,</text:span><text:span text:style-name="T184">1105</text:span><text:span text:style-name="T335"> </text:span><text:span text:style-name="T336">walked to Mamacita’s, Farewell, wrote:</text:span></text:p>
      <text:p text:style-name="P72"><text:s text:c="3"/><text:span text:style-name="T197">I left the house, decided it was a perfect day, got passed up on Brevard by a fast walker blasting emo, overtook them at the Ingles bus stop, walked to the Hop distribution center, had a sit, heard from Molly that Dan was having his bday party on the 5</text:span><text:span text:style-name="T181">th</text:span><text:span text:style-name="T197"> but realized I would be in Statesville with Hannah. I walked down to the roundabout, sat in the shade of </text:span><text:soft-page-break/><text:span text:style-name="T197">the sign, talked to Hannah. She said she would probably be getting lunch with coworkers. I did a chess puzzle, walked up the hill, sat at the bus stop, upset a guy by “sitting like a baby,” walked to the Greagitheatre, had a sit, did a chess puzzle, peeked inside Bee Thai, decided it was too busy.</text:span></text:p>
      <text:p text:style-name="P72"><text:span text:style-name="T197"><text:s text:c="3"/>I walked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2"><text:span text:style-name="T197"><text:s text:c="3"/>I walked down to Farewell for the first time, ordered an Americano, sat on the patio, wrote in my notebook,</text:span><text:span text:style-name="T181">215</text:span><text:span text:style-name="T197"> did my last chest puzzle, meandered through South Slope, found a cozy encampment, called Billy Keane, learned that his May 2</text:span><text:span text:style-name="T181">nd</text:span><text:span text:style-name="T197"> gig offer is at the Whitewater Center, agreed to do that, walked up to the corner of Hilliard and Ravenscroft, sat in the shade of a dogwood w/ petals falling on my head, texted Ryan, wrote.</text:span><text:span text:style-name="T181">251</text:span></text:p>
      <text:p text:style-name="P72"><text:span text:style-name="T197"><text:s text:c="3"/></text:span><text:span text:style-name="T336">I walked to Mast General, got car keys from Hannah, met Joey, talked about rudiments, went to the co-op, found some Bronner’s shaving soap and an NA cider, went to the Mast parking lot, drove Hannah’s car to Battery Park, sat in it til 4:00, paid for parking until six, sat on a bench, listened to mid cello music, went to Trade &amp; Lore only to realize it is now Rite Rite and only open til three, went to Summit, got an Americano.</text:span></text:p>
      <text:p text:style-name="P72"><text:s text:c="3"/><text:span text:style-name="T336">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on our break, so we went and saw Sierra, got free espresso drinks, walked back, played our second set. Ryan got paid, but it was only 62.50 a person.</text:span></text:p>
      <text:p text:style-name="P72"><text:s text:c="3"/><text:span text:style-name="T336">He left and, since I was waiting for Hannah, I got a sparkling water and confirmed that the payment was correct. Homegirl had simply done wrong math, gave me an extra 25 in cash. I got in the Space Bug, </text:span><text:soft-page-break/><text:span text:style-name="T336">drove to Liz’s house, where we hung out, ate chicken/zuccini/rice, chatted about Hannah’s first week. I learned my Purple Onion gig would be canceled due to fire. We drove to Downing and went straight to bed.</text:span></text:p>
      <text:p text:style-name="P72"/>
      <text:p text:style-name="P73">III.XXIX</text:p>
      <text:p text:style-name="P73"/>
      <text:p text:style-name="P73">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5</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3-29T13:01:22.139423362</dc:date>
    <meta:editing-duration>P179DT22H43M38S</meta:editing-duration>
    <meta:editing-cycles>1236</meta:editing-cycles>
    <meta:generator>LibreOffice/24.2.5.2$MacOSX_X86_64 LibreOffice_project/bffef4ea93e59bebbeaf7f431bb02b1a39ee8a59</meta:generator>
    <meta:print-date>2025-03-28T09:28:14.867139226</meta:print-date>
    <meta:document-statistic meta:table-count="0" meta:image-count="0" meta:object-count="0" meta:page-count="35" meta:paragraph-count="261" meta:word-count="11025" meta:character-count="60713" meta:non-whitespace-character-count="49437"/>
  </office:meta>
</office:document-meta>
</file>